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Substitution.setSubstitution( String substit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Substitution.StringSubstit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ubstitu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Substitution.getSubstit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Substitution.appendSubstitution( StringBuffer appendBuffer , MatchResult match , int substitutionCount , PatternMatcherInput originalInput , PatternMatcher matcher , Pattern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Substitution.StringSubstitution( String substit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